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size="14pt" style:font-size-asian="14pt" style:text-underline-type="single" style:text-underline-style="solid" style:text-underline-width="auto" style:text-underline-mode="continuous"/>
    </style:style>
    <style:style style:name="P2" style:parent-style-name="Normal" style:family="paragraph">
      <style:text-properties fo:font-size="12pt" style:font-size-asian="12pt"/>
    </style:style>
  </office:automatic-styles>
  <office:body>
    <office:text text:use-soft-page-breaks="true">
      <text:p text:style-name="P1">Etude de Aubry Perraud</text:p>
      <text:p text:style-name="P2"/>
      <text:p text:style-name="Normal">Nous avons choisi le projet « Urgences » avec mon groupe<text:s/>car il paraissait intéressant et<text:s/>le plus proche de la réalité et de situations potentielles d’exister. Nous n’avons pas rencontré tant de difficultés que ça, si ce n’est qu’à trouver la forme de notre code. Mais une fois lancé dans l’écriture du programme, nous avons pu déroulé nos idées et faire prendre forme à notre projet.<text:s/></text:p>
      <text:p text:style-name="Normal">Nous avons créé un programme qui consiste à la situation suivante : Une personne arrive aux urgences pour un problème quelconque, mais le programme permet à la personne d’entrer des informations la menant à se diriger dans une certaine salle, à un certain étage, pour voir un certain médecin, adapté au problème de la personne.<text:line-break/>Nous avons introduit<text:s/>une classe mère composée des médecins en général, puis des classes filles composées des spécialités de ces médecins, associées aux symptômes possibles. Nous avons associé aux spécialités des médecins certaines maladies, et la localisation des médecins dans le bâtiment des urgences.<text:s/></text:p>
      <text:p text:style-name="Normal">Une des principales difficultés rencontrés a été l’utilisation de TKinder. Cet outil était vraiment pratique mais un peu compliqué d’utilisation. Le fait d’affecter des valeurs aux boutons représentant des symptômes nous a posé soucis mais nous avons réussi à y parvenir donc ça permet un rendu meilleur.</text:p>
      <text:p text:style-name="Normal">Le diagramme UML a été fait de façon rapide grâce à l’aide de sites internet vraiment pratique.</text:p>
      <text:p text:style-name="Normal">En terme de progression personnelle, ce projet m’a permis de mieux m’approprier les classes et la programmation en général. Par ailleurs, ce projet me plaisais, donc j’ai pu réaliser au mieux certaines parties du code,<text:s/>ajouter des détails qui améliore le code, et le rendre plus original enco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bry PERRAUD</meta:initial-creator>
    <dc:creator>Aubry PERRAUD</dc:creator>
    <meta:creation-date>2019-05-10T09:00:00Z</meta:creation-date>
    <dc:date>2019-05-10T10:14:00Z</dc:date>
    <meta:template xlink:href="Normal" xlink:type="simple"/>
    <meta:editing-cycles>1</meta:editing-cycles>
    <meta:editing-duration>PT0S</meta:editing-duration>
    <meta:document-statistic meta:page-count="1" meta:paragraph-count="3" meta:word-count="267" meta:character-count="1737" meta:row-count="12" meta:non-whitespace-character-count="1473"/>
  </office:meta>
</office:document-meta>
</file>